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0e6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INFORMATION</text:p>
      <text:p text:style-name="Standard"/>
      <text:p text:style-name="Standard"><text:s text:c="2"/>Due date: <text:s text:c="8"/>before midnight on the night of Monday, June 3</text:p>
      <text:p text:style-name="Standard"><text:s text:c="2"/>Grading standard:<text:tab/>no credit for total lack of correctness up to 100% off if unable to clean compile, <text:tab/>depending on the severity of errors/warnings up to 50% off for each logic error, depending on <text:tab/>the severity up to 50% off for each violation of one of the section 5.5.2 implementation best <text:tab/>practices</text:p>
      <text:p text:style-name="Standard"><text:s text:c="2"/>Late penalty: <text:s text:c="4"/>20% off per day late, up to three days</text:p>
      <text:p text:style-name="Standard"><text:s text:c="2"/>Submission: <text:s text:c="6"/>turn in "plock.c", with four required functions using handin.cs.clemson.edu do not <text:tab/>submit a compressed source file resubmission most likely not be allowed if you submit a <text:tab/>corrupted file</text:p>
      <text:p text:style-name="Standard"><text:s text:c="2"/>Tools needed: <text:s text:c="4"/>gcc, pthread library</text:p>
      <text:p text:style-name="Standard"><text:s text:c="2"/>Concepts needed:<text:tab/>threads, locks, and condition variables</text:p>
      <text:p text:style-name="Standard"/>
      <text:p text:style-name="Standard"><text:s text:c="2"/>This is to be an individual or team-of-2 programming assignment.</text:p>
      <text:p text:style-name="Standard"/>
      <text:p text:style-name="Standard"/>
      <text:p text:style-name="Standard">GENERAL DESCRIPTION</text:p>
      <text:p text:style-name="Standard"/>
      <text:p text:style-name="Standard">Your assignment is to write and test four C routines that implemen<text:span text:style-name="T1">t </text:span>a priority lock. This type of lock wakes up waiting threads in priority order.</text:p>
      <text:p text:style-name="Standard"/>
      <text:p text:style-name="Standard">Based on question 14 at the end of chapter 5 in your textbook, a thread calls plock_enter( priority ) before entering a priority-ordered critical section and calls plock_exit() when leaving. When several threads are waiting to enter, the one with the numerically-highest priority should be the next thread to be allowed to enter.</text:p>
      <text:p text:style-name="Standard"/>
      <text:p text:style-name="Standard">There can be multiple instances of the priority lock, so a plock_create() function is required along with a plock_destroy().</text:p>
      <text:p text:style-name="Standard"/>
      <text:p text:style-name="Standard">To implement these functions you should use the mutex and conditio<text:span text:style-name="T1">n </text:span>variable objects from the pthread library.</text:p>
      <text:p text:style-name="Standard"/>
      <text:p text:style-name="Standard">I will compile your source file with a test driver "main.c" in this manner:</text:p>
      <text:p text:style-name="Standard"/>
      <text:p text:style-name="Standard"><text:s text:c="4"/>gcc -Wall plock.c main.c -pthread</text:p>
      <text:p text:style-name="Standard"/>
      <text:p text:style-name="Standard">and will test with</text:p>
      <text:p text:style-name="Standard"/>
      <text:p text:style-name="Standard"><text:s text:c="4"/>./a.out</text:p>
      <text:p text:style-name="Standard"/>
      <text:p text:style-name="Standard">and</text:p>
      <text:p text:style-name="Standard"/>
      <text:p text:style-name="Standard"><text:s text:c="4"/>valgrind --tool=memcheck ./a.out</text:p>
      <text:p text:style-name="Standard"/>
      <text:p text:style-name="Standard"><text:s text:c="4"/>valgrind --tool=helgrind ./a.out</text:p>
      <text:p text:style-name="Standard"/>
      <text:p text:style-name="Standard"/>
      <text:p text:style-name="Standard">GUIDELINES ON PREPARING THE PROGRAM</text:p>
      <text:p text:style-name="Standard"><text:soft-page-break/></text:p>
      <text:p text:style-name="Standard">The code should be written totally by yourself or your team.</text:p>
      <text:p text:style-name="Standard"/>
      <text:p text:style-name="Standard">You may discuss the project requirements and the concepts with me or with anyone in the class.</text:p>
      <text:p text:style-name="Standard"/>
      <text:p text:style-name="Standard">However, you should not send code to anyone or receive code from anyone, whether by email, printed listings, photos, visual display on a computer/laptop/cell-phone/etc. screen, or any other method of communication. Do not post the assignment, or a request for help, or your code on any web sites.</text:p>
      <text:p text:style-name="Standard"/>
      <text:p text:style-name="Standard">The key idea is that you shouldn't short-circuit the learning process for others once you know the answer. (And you shouldn't burden anyone else with inappropriate requests for code or "answers" and thus short-circuit your own learning process.)</text:p>
      <text:p text:style-name="Standard"/>
      <text:p text:style-name="Standard">Your code must meet the implementation best practices in section 5.5.2:</text:p>
      <text:p text:style-name="Standard"/>
      <text:p text:style-name="Standard"><text:s text:c="2"/>1. Always use a consistent structure.</text:p>
      <text:p text:style-name="Standard"><text:s text:c="2"/>2. Always synchronize with locks and condition variables.</text:p>
      <text:p text:style-name="Standard"><text:s text:c="2"/>3. Always acquire the lock at the beginning of the method and</text:p>
      <text:p text:style-name="Standard"><text:s text:c="5"/>release it before the return.</text:p>
      <text:p text:style-name="Standard"><text:s text:c="2"/>4. Always hold the lock when operating on a condition variable.</text:p>
      <text:p text:style-name="Standard"><text:s text:c="2"/>5. Always wait in a while loop.</text:p>
      <text:p text:style-name="Standard"><text:s text:c="2"/>6. Never use thread_sleep() to make one thread wait for another;</text:p>
      <text:p text:style-name="Standard"><text:s text:c="5"/>use a condition variable instead.</text:p>
      <text:p text:style-name="Standard"/>
      <text:p text:style-name="Standard">Turn in a single source file named "plock.c" containing the four public functions for testing. Your source file may also contain private helper functions as you see fit. I will have my own header file and test driver available to compile and link with your code, so do not submit those.</text:p>
      <text:p text:style-name="Standard"/>
      <text:p text:style-name="Standard"/>
      <text:p text:style-name="Standard">REQUIRED HEADER FILE</text:p>
      <text:p text:style-name="Standard"/>
      <text:p text:style-name="Standard">You are not allowed to change the following header file since it defines the public interface for your functions and is the header file that I will use to test your code.</text:p>
      <text:p text:style-name="Standard"/>
      <text:p text:style-name="Standard">#include&lt;stdio.h&gt;</text:p>
      <text:p text:style-name="Standard">#include&lt;stdlib.h&gt;</text:p>
      <text:p text:style-name="Standard">#include&lt;unistd.h&gt;</text:p>
      <text:p text:style-name="Standard">#include&lt;pthread.h&gt;</text:p>
      <text:p text:style-name="Standard"/>
      <text:p text:style-name="Standard">#define FREE 0</text:p>
      <text:p text:style-name="Standard">#define BUSY 1</text:p>
      <text:p text:style-name="Standard"/>
      <text:p text:style-name="Standard">typedef struct node_def{</text:p>
      <text:p text:style-name="Standard"><text:s text:c="2"/>int priority; <text:s text:c="10"/>/* priority of the waiting thread <text:s text:c="9"/>*/</text:p>
      <text:p text:style-name="Standard"><text:s text:c="2"/>pthread_cond_t waitCV; <text:s/>/* thread waits on this condition variable */</text:p>
      <text:p text:style-name="Standard"><text:s text:c="2"/>struct node_def *next; <text:s/>/* node is part of a singly-linked list <text:s text:c="3"/>*/</text:p>
      <text:p text:style-name="Standard">} node_t;</text:p>
      <text:p text:style-name="Standard"/>
      <text:p text:style-name="Standard">typedef struct{</text:p>
      <text:p text:style-name="Standard"><text:soft-page-break/><text:s text:c="2"/>int value; <text:s text:c="13"/>/* FREE or BUSY <text:s text:c="27"/>*/</text:p>
      <text:p text:style-name="Standard"><text:s text:c="2"/>pthread_mutex_t mlock; <text:s/>/* mutex protecting the plock structure <text:s text:c="3"/>*/</text:p>
      <text:p text:style-name="Standard"><text:s text:c="2"/>node_t *head; <text:s text:c="10"/>/* linked list of waiting threads <text:s text:c="9"/>*/</text:p>
      <text:p text:style-name="Standard">} plock_t;</text:p>
      <text:p text:style-name="Standard"/>
      <text:p text:style-name="Standard">plock_t *plock_create();</text:p>
      <text:p text:style-name="Standard">void plock_destroy( plock_t *lock );</text:p>
      <text:p text:style-name="Standard">void plock_enter( plock_t *lock, int priority );</text:p>
      <text:p text:style-name="Standard">void plock_exit( plock_t *lock );</text:p>
      <text:p text:style-name="Standard"/>
      <text:p text:style-name="Standard"/>
      <text:p text:style-name="Standard">DESCRIPTION OF REQUIRED FUNCTIONS</text:p>
      <text:p text:style-name="Standard"/>
      <text:p text:style-name="Standard">plock_t *plock_create()</text:p>
      <text:p text:style-name="Standard"/>
      <text:p text:style-name="Standard">This function calls malloc() to allocate space for an instance of the</text:p>
      <text:p text:style-name="Standard">plock_t data type, initializes the plock value to FREE, initializes</text:p>
      <text:p text:style-name="Standard">the mutex mlock using the appropriate pthread library call,</text:p>
      <text:p text:style-name="Standard">appropriately initializes the waiting list head pointer, and returns</text:p>
      <text:p text:style-name="Standard">a pointer to the instance.</text:p>
      <text:p text:style-name="Standard"/>
      <text:p text:style-name="Standard">void plock_destroy( plock_t *lock );</text:p>
      <text:p text:style-name="Standard"/>
      <text:p text:style-name="Standard">This function first garbage collects any nodes remaining on the waiting</text:p>
      <text:p text:style-name="Standard">list by destroying the condition variables using the appropriate pthread</text:p>
      <text:p text:style-name="Standard">library call and freeing the nodes. It then destroys the mutex mlock</text:p>
      <text:p text:style-name="Standard">using the appropriate pthread library call and finally frees the plock</text:p>
      <text:p text:style-name="Standard">data structure itself.</text:p>
      <text:p text:style-name="Standard"/>
      <text:p text:style-name="Standard">void plock_enter( plock_t *lock, int priority );</text:p>
      <text:p text:style-name="Standard"/>
      <text:p text:style-name="Standard">This function checks the state variables of the plock data structure to</text:p>
      <text:p text:style-name="Standard">determine if the calling thread can proceed or instead must be added to</text:p>
      <text:p text:style-name="Standard">a waiting list. If the thread must be added, a node instance is created</text:p>
      <text:p text:style-name="Standard">and the condition variable within the node must be initialized using the</text:p>
      <text:p text:style-name="Standard">appropriate pthread library call. (The creation and addition could be</text:p>
      <text:p text:style-name="Standard">structured as a private helper function if you wish. Helper functions</text:p>
      <text:p text:style-name="Standard">should be contained in the plock.c source file.) The thread can then</text:p>
      <text:p text:style-name="Standard">wait on the condition variable in the node.</text:p>
      <text:p text:style-name="Standard"/>
      <text:p text:style-name="Standard">void plock_exit( plock_t *lock );</text:p>
      <text:p text:style-name="Standard"/>
      <text:p text:style-name="Standard">This function checks the state variables of the plock data structure to</text:p>
      <text:p text:style-name="Standard">determine what update action to take. For example, it may need to signal</text:p>
      <text:p text:style-name="Standard">a waiting thread using the appropriate pthread library call.</text:p>
      <text:p text:style-name="Standard"/>
      <text:p text:style-name="Standard"/>
      <text:p text:style-name="Standard">SYNCHRONIZATION CONSIDERATIONS</text:p>
      <text:p text:style-name="Standard"/>
      <text:p text:style-name="Standard"><text:soft-page-break/>Please note the following warning about condition variables described by</text:p>
      <text:p text:style-name="Standard">Bill Lewis and Daniel Berg in PThreads Primer: A Guide to Multithreaded</text:p>
      <text:p text:style-name="Standard">Programming, 1995, on pages 117-118.</text:p>
      <text:p text:style-name="Standard"/>
      <text:p text:style-name="Standard"><text:s text:c="4"/>You must reevaluate the condition! First, the other thread may</text:p>
      <text:p text:style-name="Standard"><text:s text:c="4"/>not have tested the complete condition before sending the wakeup.</text:p>
      <text:p text:style-name="Standard"><text:s text:c="4"/>Second, even if the condition was true when the signal was sent,</text:p>
      <text:p text:style-name="Standard"><text:s text:c="4"/>it could have changed before your thread got to run. Third,</text:p>
      <text:p text:style-name="Standard"><text:s text:c="4"/>condition variables allow for spurious wakeups. They are allowed</text:p>
      <text:p text:style-name="Standard"><text:s text:c="4"/>to wakeup for no discernible reason what-so-ever!</text:p>
      <text:p text:style-name="Standard"/>
      <text:p text:style-name="Standard">For example, if your exit code always sets the state value to FREE,</text:p>
      <text:p text:style-name="Standard">then your enter code must handle the situation of a high-priority thread</text:p>
      <text:p text:style-name="Standard">calling enter before a signaled thread can enter. That is, consider a</text:p>
      <text:p text:style-name="Standard">possible interleaving when a call to exit signals a waiting thread, but</text:p>
      <text:p text:style-name="Standard">before the signaled thread can run another thread with higher priority</text:p>
      <text:p text:style-name="Standard">calls enter. The higher-priority thread should be allowed to enter, and</text:p>
      <text:p text:style-name="Standard">the lower-prioriy thread should resume waiting. Thinking through the</text:p>
      <text:p text:style-name="Standard">possible sequences of interleaved actions will guide your design, e.g.,</text:p>
      <text:p text:style-name="Standard">when should nodes for waiting threads be created and destroyed?</text:p>
      <text:p text:style-name="Standard"/>
      <text:p text:style-name="Standard">Making a single test run or even a few test runs is incomplete testing</text:p>
      <text:p text:style-name="Standard">and should not leave you confident that your program is correct for all</text:p>
      <text:p text:style-name="Standard">possible interleavings of the threads. You may want to insert and/or</text:p>
      <text:p text:style-name="Standard">adjust strategic sleep() statements within the test driver to try to</text:p>
      <text:p text:style-name="Standard">make the threads call the enter and exit routines at different times.</text:p>
      <text:p text:style-name="Standard"/>
      <text:p text:style-name="Standard">In some cases you may see sequences of enters and exits not in priority</text:p>
      <text:p text:style-name="Standard">order. You will have to determine if this is evidence of a bug in your</text:p>
      <text:p text:style-name="Standard">code or an artifact of correctly-executing code responding to calls that</text:p>
      <text:p text:style-name="Standard">occur with some amount of time between each other.</text:p>
      <text:p text:style-name="Standard"/>
      <text:p text:style-name="Standard">You should use valgrind's memcheck and helgrind tools for debugging (see</text:p>
      <text:p text:style-name="Standard">valgrind.org/docs/manual/mc-manual.html, and</text:p>
      <text:p text:style-name="Standard">valgrind.org/docs/manual/hg-manual.html).</text:p>
      <text:p text:style-name="Standard"/>
      <text:p text:style-name="Standard">You may develop the program anywhere, but the program will be tested and</text:p>
      <text:p text:style-name="Standard">must run on one of the School of Computing's Ubuntu 16.04 Linux systems.</text:p>
      <text:p text:style-name="Standard">The valgrind tool suite is available on the School of Computing's Ubuntu</text:p>
      <text:p text:style-name="Standard">16.04 Linux systems. (Please use a computer other than</text:p>
      <text:p text:style-name="Standard">access.computing.clemson.edu).</text:p>
      <text:p text:style-name="Standard"/>
      <text:p text:style-name="Standard"/>
      <text:p text:style-name="Standard">EXAMPLE TEST DRIVER</text:p>
      <text:p text:style-name="Standard"/>
      <text:p text:style-name="Standard">Note that this test driver tests only a single instance of the lock. A</text:p>
      <text:p text:style-name="Standard">more extensive test driver would create and test several instances of</text:p>
      <text:p text:style-name="Standard">the priority lock.</text:p>
      <text:p text:style-name="Standard"/>
      <text:p text:style-name="Standard"><text:soft-page-break/>/* priority lock (plock) test driver</text:p>
      <text:p text:style-name="Standard"><text:s/>*</text:p>
      <text:p text:style-name="Standard"><text:s/>* compile with: <text:s text:c="12"/>gcc -Wall plock.c main.c -pthread</text:p>
      <text:p text:style-name="Standard"><text:s/>* run memcheck tests with: <text:s/>valgrind --tool=memcheck ./a.out</text:p>
      <text:p text:style-name="Standard"><text:s/>* run helgrind tests with: <text:s/>valgrind --tool=helgrind ./a.out</text:p>
      <text:p text:style-name="Standard"><text:s/>*/</text:p>
      <text:p text:style-name="Standard"/>
      <text:p text:style-name="Standard">#include "plock.h"</text:p>
      <text:p text:style-name="Standard"/>
      <text:p text:style-name="Standard">plock_t *priority_lock; <text:s text:c="5"/>/* global lock shared among worker threads */</text:p>
      <text:p text:style-name="Standard"/>
      <text:p text:style-name="Standard">void *worker( void *args ){</text:p>
      <text:p text:style-name="Standard"><text:s text:c="2"/>int thread_id = *( (int *) args );</text:p>
      <text:p text:style-name="Standard"><text:s text:c="2"/>int priority <text:s/>= *( ( (int *) args ) + 1 );</text:p>
      <text:p text:style-name="Standard"><text:s text:c="2"/>plock_enter( priority_lock, priority );</text:p>
      <text:p text:style-name="Standard"><text:s text:c="2"/>printf( "thread %d starts with priority %d\n", thread_id, priority );</text:p>
      <text:p text:style-name="Standard"><text:s text:c="2"/>sleep( 2 );</text:p>
      <text:p text:style-name="Standard"><text:s text:c="2"/>printf( "thread %d ends\n", thread_id );</text:p>
      <text:p text:style-name="Standard"><text:s text:c="2"/>plock_exit( priority_lock );</text:p>
      <text:p text:style-name="Standard"><text:s text:c="2"/>pthread_exit( NULL );</text:p>
      <text:p text:style-name="Standard">}</text:p>
      <text:p text:style-name="Standard"/>
      <text:p text:style-name="Standard">int main( int argc, char **argv ){</text:p>
      <text:p text:style-name="Standard"><text:s text:c="2"/>pthread_t threads[20];</text:p>
      <text:p text:style-name="Standard"><text:s text:c="2"/>int i;</text:p>
      <text:p text:style-name="Standard"><text:s text:c="2"/>int rc;</text:p>
      <text:p text:style-name="Standard"><text:s text:c="2"/>int args[20][2] = <text:s text:c="11"/>/* pairs of thread id and priority */</text:p>
      <text:p text:style-name="Standard"><text:s text:c="4"/>{ { <text:s/>0, <text:s/>0 }, { <text:s/>1, <text:s/>5 }, { <text:s/>2, <text:s/>3 }, { <text:s/>3, <text:s/>4 }, { <text:s/>4, <text:s/>1 },</text:p>
      <text:p text:style-name="Standard"><text:s text:c="6"/>{ <text:s/>5, 10 }, { <text:s/>6, 15 }, { <text:s/>7, 13 }, { <text:s/>8, 14 }, { <text:s/>9, 11 },</text:p>
      <text:p text:style-name="Standard"><text:s text:c="6"/>{ 10, <text:s/>0 }, { 11, <text:s/>5 }, { 12, <text:s/>3 }, { 13, <text:s/>4 }, { 14, <text:s/>1 },</text:p>
      <text:p text:style-name="Standard"><text:s text:c="6"/>{ 15, 10 }, { 16, 15 }, { 17, 13 }, { 18, 14 }, { 19, 11 } <text:s/>};</text:p>
      <text:p text:style-name="Standard"/>
      <text:p text:style-name="Standard"><text:s text:c="2"/>priority_lock = plock_create();</text:p>
      <text:p text:style-name="Standard"/>
      <text:p text:style-name="Standard"><text:s text:c="2"/>for( i = 0; i &lt; 20 ; i++ ){</text:p>
      <text:p text:style-name="Standard"><text:s text:c="4"/>rc = pthread_create( &amp;threads[i], NULL, &amp;worker, (void *)( args[i] ) );</text:p>
      <text:p text:style-name="Standard"><text:s text:c="4"/>if( rc ){ printf( "** could not create thread %d\n", i ); exit( -1 ); }</text:p>
      <text:p text:style-name="Standard"><text:s text:c="4"/>if( ( i &amp; 3 ) == 0 ) sleep( 1 );</text:p>
      <text:p text:style-name="Standard"><text:s text:c="2"/>}</text:p>
      <text:p text:style-name="Standard"/>
      <text:p text:style-name="Standard"><text:s text:c="2"/>for( i = 0; i &lt; 20; i++ ){</text:p>
      <text:p text:style-name="Standard"><text:s text:c="4"/>rc = pthread_join( threads[i], NULL );</text:p>
      <text:p text:style-name="Standard"><text:s text:c="4"/>if( rc ){ printf( "** could not join thread %d\n", i ); exit( -1 ); }</text:p>
      <text:p text:style-name="Standard"><text:s text:c="2"/>}</text:p>
      <text:p text:style-name="Standard"/>
      <text:p text:style-name="Standard"><text:s text:c="2"/>plock_destroy( priority_lock );</text:p>
      <text:p text:style-name="Standard"/>
      <text:p text:style-name="Standard"><text:s text:c="2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1:22:45.790395242</meta:creation-date>
    <dc:date>2019-05-28T11:36:11.430041520</dc:date>
    <meta:editing-duration>PT3M15S</meta:editing-duration>
    <meta:editing-cycles>1</meta:editing-cycles>
    <meta:document-statistic meta:table-count="0" meta:image-count="0" meta:object-count="0" meta:page-count="5" meta:paragraph-count="163" meta:word-count="1582" meta:character-count="9615" meta:non-whitespace-character-count="7861"/>
    <meta:generator>LibreOffice/6.0.7.3$Linux_X86_64 LibreOffice_project/00m0$Build-3</meta:generator>
  </office:meta>
</office:document-meta>
</file>